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2afad" officeooo:paragraph-rsid="0022afa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20bd24"/>
    </style:style>
    <style:style style:name="T5" style:family="text">
      <style:text-properties fo:language="en" fo:country="US" officeooo:rsid="0022af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6th</text:span> of <text:span text:style-name="T4">December </text:span>202<text:span text:style-name="T3">5</text:span> under the <text:span text:style-name="T5">56th</text:span> PA Meeting.</text:p>
      <text:p text:style-name="P1"/>
      <text:p text:style-name="P1">The Assembly, recognising the current situation,</text:p>
      <text:p text:style-name="P1"/>
      <text:p text:style-name="P4">Constitutes the need to remove the unused region files, in order to regenerate the world using the latest world generation and free up disk space.</text:p>
      <text:p text:style-name="P4">A map of to-be-removed region files can be found here: <text:a xlink:type="simple" xlink:href="https://drive.google.com/file/d/17OSxkreIX1y3QknJNKFrBN10nEkhTz8u/view?usp=drive_link" text:style-name="Internet_20_link" text:visited-style-name="Visited_20_Internet_20_Link">https://drive.google.com/file/d/17OSxkreIX1y3QknJNKFrBN10nEkhTz8u/view?usp=drive_link</text:a>. The regions marked in red will be kept, the rest deleted.</text:p>
      <text:p text:style-name="P4"/>
      <text:p text:style-name="P4">If this motion passes the CotS will first organize more time for people to request region files to be saved if any with content have been missed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56-1: To remove unused region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6T18:30:33.326398740</dc:date>
    <meta:editing-duration>PT4M50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07" meta:character-count="712" meta:non-whitespace-character-count="615"/>
  </office:meta>
</office:document-meta>
</file>